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1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1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1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1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3430c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1" style:text-underline-style="none" fo:font-weight="bold" officeooo:rsid="002c3d87" officeooo:paragraph-rsid="002c3d8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1" officeooo:paragraph-rsid="002c8689"/>
    </style:style>
    <style:style style:name="P21" style:family="paragraph" style:parent-style-name="Standard">
      <style:paragraph-properties fo:text-align="start" style:justify-single-word="false"/>
      <style:text-properties officeooo:paragraph-rsid="002c8689"/>
    </style:style>
    <style:style style:name="P22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30c7" style:font-weight-asian="bold" style:font-name-complex="Calibri2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f085" style:font-weight-asian="bold" style:font-name-complex="Calibri2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30c7" style:font-weight-asian="normal" style:font-name-complex="Calibri2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f085" style:font-weight-asian="normal" style:font-name-complex="Calibri2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none" fo:font-weight="normal" officeooo:rsid="002c95df" officeooo:paragraph-rsid="003430c7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fo:font-style="italic" style:text-underline-style="none" fo:font-weight="normal" officeooo:rsid="0034f085" officeooo:paragraph-rsid="0034f085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1" fo:font-weight="bold" officeooo:rsid="002f86ab" officeooo:paragraph-rsid="002f86ab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rsid="0034f085" officeooo:paragraph-rsid="0034f085" style:font-weight-asian="bold" style:font-name-complex="Calibri2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Calibri" style:text-underline-style="solid" style:text-underline-width="auto" style:text-underline-color="font-color" fo:font-weight="bold" officeooo:rsid="0034f085" officeooo:paragraph-rsid="0034f085" style:font-weight-asian="bold" style:font-name-complex="Calibri2" style:font-weight-complex="bold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1"/>
    </style:style>
    <style:style style:name="T8" style:family="text">
      <style:text-properties style:font-name="Calibri1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style:font-name="Calibri" style:font-name-complex="Calibri2"/>
    </style:style>
    <style:style style:name="T13" style:family="text">
      <style:text-properties style:font-name="Calibri" fo:font-size="10pt" fo:font-style="italic" style:font-size-asian="10pt" style:font-style-asian="italic" style:font-name-complex="Calibri2" style:font-size-complex="10pt" style:font-style-complex="italic"/>
    </style:style>
    <style:style style:name="T14" style:family="text">
      <style:text-properties officeooo:rsid="0034f0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9">lunes <text:s text:c="6"/><text:span text:style-name="T4"><text:tab/></text:span>16 de marzo <text:tab/>Suspendida libre circulación activos los controles de fronteras </text:p>
      <text:p text:style-name="P28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9">PRACTICA 5: Diario de confinamiento </text:p>
      <text:p text:style-name="P19"/>
      <text:p text:style-name="P21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20"/>
      <text:p text:style-name="P16"><text:soft-page-break/><text:span text:style-name="T9">2. </text:span>Aporta tu reflexión al diario de confinamiento </text:p>
      <text:p text:style-name="P16"/>
      <text:p text:style-name="P17">3. Comunica al usuario adaiespablopicasso que has realizado tu aportación y que acepte los cambios</text:p>
      <text:p text:style-name="P17"/>
      <text:p text:style-name="P22">Miguel Moreno Jurado</text:p>
      <text:p text:style-name="P22"/>
      <text:p text:style-name="P24">23/03/20</text:p>
      <text:p text:style-name="P24"/>
      <text:p text:style-name="P24">Después de haber pasado unas “maravillosas ” prácticas en Brainspro, justo cuando vuelvo a tener una empresa y parece ser que está muy bien, se impone la cuarentena. No se si es más una película de ciencia ficción o un dramón de los de telecinco.</text:p>
      <text:p text:style-name="P24"/>
      <text:p text:style-name="P24">Aún así estoy aprendiendo mucho de la gente en esta cuarentena, desde mis geniales compis, que más o menos nos hemos organizado bien y nos conectamos a discord para explicarnos las cosas que no llegamos a entender entre nosotros, hasta la gente de mi barrio y en general que sorprendentemente se están comportando con una actitud y un respeto cumpliendo las especificaciones de la cuarentena geniales. La verdad, también me acuerdo mucho de mi familia y que no he podido estar con ellos en estos momentos por prevención y estoy deseando tomarme una cerveza (dos litronas) en la playa cuando esto acabe.</text:p>
      <text:p text:style-name="P24"/>
      <text:p text:style-name="P18"><text:span text:style-name="T12">Abrazos a todos. </text:span><text:span text:style-name="T13">Menor que tres.</text:span></text:p>
      <text:p text:style-name="P26"/>
      <text:p text:style-name="P30"/>
      <text:p text:style-name="P31">Roque Flores Naranjo</text:p>
      <text:p text:style-name="P23"/>
      <text:p text:style-name="P25"><text:span text:style-name="T14">24</text:span>/03/20</text:p>
      <text:p text:style-name="P25"/>
      <text:p text:style-name="P27">En el noveno día de confinamiento por corona virus medio he conseguido acostumbrarme al teletrabajo. Casi estamos organizados en las clases y lo que parecía iba a ser unas vacaciones en casa se han transformado en un doble de trabajo y doble de estudios. </text:p>
      <text:p text:style-name="P27"/>
      <text:p text:style-name="P27">Porque no nos engañemos en los estudios estamos realizando mas trabajos que nunca. Esto de estar en casa no era lo que yo esperaba.</text:p>
      <text:p text:style-name="P27"/>
      <text:p text:style-name="P27">Y personalmente en el trabajo no es el doble de trabajo, es lo siguiente. No paramos de probar y aprender herramientas nuevas a destajo y a la carrera. Coordinar un equipo de 40 personas no es nada fácil. Pero hacerlo estando cada uno en su casa es un infierno.</text:p>
      <text:p text:style-name="P27"/>
      <text:p text:style-name="P27">Recuerdos a todos, espero que estéis bien aunque encerrad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21:35.205000000</meta:creation-date>
    <dc:date>2020-03-27T09:05:39.925852684</dc:date>
    <meta:editing-duration>PT1H58M18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33" meta:word-count="649" meta:character-count="4015" meta:non-whitespace-character-count="3355"/>
  </office:meta>
</office:document-meta>
</file>